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([.F2]-2)+([.G2]-2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L2]-2)+([.M2]-2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([.R2]-2)+([.S2]-2)"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formula="of:=([.X2]-2)+([.Y2]-2)"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2*([.F3]-2)*([.G3]-2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2*([.L3]-2)*([.M3]-2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formula="of:=2*([.R3]-2)*([.S3]-2)" office:value-type="float" office:value="36" calcext:value-type="float">
            <text:p>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42" calcext:value-type="float">
            <text:p>42</text:p>
          </table:table-cell>
          <table:table-cell table:formula="of:=2*([.X3]-2)*([.Y3]-2)" office:value-type="float" office:value="42" calcext:value-type="float">
            <text:p>4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formula="of:=([.F4]-3)*([.G4]-2)+([.F4]-2)*([.G4]-2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formula="of:=([.L4]-3)*([.M4]-2)+([.L4]-2)*([.M4]-2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table:formula="of:=([.R4]-3)*([.S4]-2)+([.R4]-2)*([.S4]-2)" office:value-type="float" office:value="30" calcext:value-type="float">
            <text:p>3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84" calcext:value-type="float">
            <text:p>84</text:p>
          </table:table-cell>
          <table:table-cell table:formula="of:=([.X4]-3)*([.Y4]-2)+([.X4]-2)*([.Y4]-2)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64" calcext:value-type="float">
            <text:p>264</text:p>
          </table:table-cell>
          <table:table-cell table:style-name="Default" office:value-type="float" office:value="126" calcext:value-type="float">
            <text:p>12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90" calcext:value-type="float">
            <text:p>390</text:p>
          </table:table-cell>
          <table:table-cell table:style-name="Default" office:value-type="float" office:value="126" calcext:value-type="float">
            <text:p>12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15" calcext:value-type="float">
            <text:p>315</text:p>
          </table:table-cell>
          <table:table-cell office:value-type="float" office:value="40" calcext:value-type="float">
            <text:p>40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70" calcext:value-type="float">
            <text:p>7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95" calcext:value-type="float">
            <text:p>495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1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[.F11]-2)+([.G11]-2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([.L11]-2)+([.M11]-2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([.R11]-2)+([.S11]-2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X11]-2)+([.Y11]-2)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2*([.F12]-2)*([.G12]-2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2*([.L12]-2)*([.M12]-2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2*([.R12]-2)*([.S12]-2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2*([.X12]-2)*([.Y12]-2)" office:value-type="float" office:value="24" calcext:value-type="float">
            <text:p>24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([.F13]-3)*([.G13]-2)+([.F13]-2)*([.G13]-2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([.L13]-3)*([.M13]-2)+([.L13]-2)*([.M13]-2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([.R13]-3)*([.S13]-2)+([.R13]-2)*([.S13]-2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formula="of:=([.X13]-3)*([.Y13]-2)+([.X13]-2)*([.Y13]-2)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F18]-2)+([.G18]-2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[.L18]-2)+([.M18]-2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[.R18]-2)+([.S18]-2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([.X18]-2)+([.Y18]-2)" office:value-type="float" office:value="6" calcext:value-type="float">
            <text:p>6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2*([.F19]-2)*([.G19]-2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2*([.L19]-2)*([.M19]-2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2*([.R19]-2)*([.S19]-2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2*([.X19]-2)*([.Y19]-2)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F23]-2)+([.G23]-2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L23]-2)+([.M23]-2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R23]-2)+([.S23]-2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[.X23]-2)+([.Y23]-2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0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0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1"/>
          <table:table-cell table:number-columns-repeated="3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43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44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44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44"/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41"/>
          <table:table-cell table:number-columns-repeated="3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43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43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44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44"/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41"/>
          <table:table-cell table:number-columns-repeated="3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43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43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43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44"/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1" table:number-rows-repeated="1048529">
          <table:table-cell table:number-columns-repeated="57"/>
        </table:table-row>
        <table:table-row table:style-name="ro1"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. Klotzner</meta:initial-creator>
    <meta:creation-date>2018-07-21T14:15:49.885708333</meta:creation-date>
    <meta:generator>LibreOffice/5.1.6.2$Linux_X86_64 LibreOffice_project/10m0$Build-2</meta:generator>
    <dc:date>2018-07-22T21:54:52.896114813</dc:date>
    <dc:creator>Ing. Klotzner</dc:creator>
    <meta:editing-duration>PT3H8M21S</meta:editing-duration>
    <meta:editing-cycles>10</meta:editing-cycles>
    <meta:document-statistic meta:table-count="1" meta:cell-count="797" meta:object-count="0"/>
  </office:meta>
</office:document-meta>
</file>